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64070" officeooo:paragraph-rsid="00164070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64070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7a850" style:font-style-asian="normal" style:font-weight-asian="normal"/>
    </style:style>
    <style:style style:name="T4" style:family="text">
      <style:text-properties officeooo:rsid="00164070"/>
    </style:style>
    <style:style style:name="T5" style:family="text">
      <style:text-properties officeooo:rsid="00187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2">Constitutes the need to clear up space;</text:p>
      <text:p text:style-name="P2">Resets the outer end (excempting builds) and resets the overworld outside of the set world borders* (including important excemptions to be determined).</text:p>
      <text:p text:style-name="P1"/>
      <text:p text:style-name="P1">And proceeds.</text:p>
      <text:p text:style-name="P1"/>
      <text:p text:style-name="P1">Signed by,</text:p>
      <text:p text:style-name="P2">yoran</text:p>
      <text:p text:style-name="P1"/>
      <text:p text:style-name="P1"/>
      <text:p text:style-name="P1">*<text:span text:style-name="T4">The world borders are as determined by the TC</text:span></text:p>
      <text:p text:style-name="Standard"><text:span text:style-name="T1">[Motion as: 20-</text:span><text:span text:style-name="T2">1</text:span><text:span text:style-name="T3">2</text:span><text:span text:style-name="T1">: “To reset the end again (excempting the base on the outer islands from the reset) and resetting outside of the world borders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8T18:29:15.667097793</dc:date>
    <meta:editing-duration>PT5M22S</meta:editing-duration>
    <meta:editing-cycles>5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9" meta:word-count="89" meta:character-count="543" meta:non-whitespace-character-count="463"/>
  </office:meta>
</office:document-meta>
</file>